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1" style:family="table-cell" style:parent-style-name="highlighted_5f_usd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usd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usd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71" style:family="table-cell" style:parent-style-name="transparent_5f_usd">
      <style:table-cell-properties fo:background-color="transparent"/>
      <style:text-properties style:font-name="Liberation Sans"/>
    </style:style>
    <style:style style:name="ce172" style:family="table-cell" style:parent-style-name="transparent_5f_usd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usd">
      <style:table-cell-properties fo:background-color="transparent" fo:border="none"/>
      <style:text-properties style:font-name="Liberation Sans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95" style:family="table-cell" style:parent-style-name="Default">
      <style:table-cell-properties fo:background-color="#b2b2b2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0" style:family="table-cell" style:parent-style-name="taxable_5f_event_5f_usd">
      <style:table-cell-properties fo:background-color="transparent"/>
      <style:text-properties style:font-name="Liberation Sans"/>
    </style:style>
    <style:style style:name="ce201" style:family="table-cell" style:parent-style-name="taxable_5f_event_5f_alt_5f_usd">
      <style:table-cell-properties fo:background-color="transparent"/>
      <style:text-properties style:font-name="Liberation Sans"/>
    </style:style>
    <style:style style:name="ce202" style:family="table-cell" style:parent-style-name="taxable_5f_event_5f_border_5f_usd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1" style:family="table-cell" style:parent-style-name="from_5f_lot_5f_border_5f_usd">
      <style:table-cell-properties fo:background-color="transparent" fo:border="none"/>
      <style:text-properties style:font-name="Liberation Sans"/>
    </style:style>
    <style:style style:name="ce212" style:family="table-cell" style:parent-style-name="from_5f_lot_5f_usd">
      <style:table-cell-properties fo:background-color="transparent"/>
      <style:text-properties style:font-name="Liberation Sans"/>
    </style:style>
    <style:style style:name="ce213" style:family="table-cell" style:parent-style-name="from_5f_lot_5f_alt_5f_usd">
      <style:table-cell-properties fo:background-color="transparent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Airdrops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default-cell-style-name="ce126"/>
        <table:table-column table:style-name="co28" table:visibility="collapse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Airdrops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18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0"/>
          <table:table-cell table:style-name="ce11"/>
          <table:table-cell table:style-name="ce147"/>
          <table:table-cell table:style-name="ce147"/>
          <table:table-cell table:style-name="ce147"/>
          <table:table-cell table:style-name="ce163"/>
          <table:table-cell table:style-name="ce163"/>
          <table:table-cell table:style-name="ce174"/>
          <table:table-cell table:style-name="ce183"/>
          <table:table-cell table:style-name="ce183"/>
          <table:table-cell table:style-name="ce183"/>
          <table:table-cell table:style-name="ce1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57"/>
          <table:table-cell table:style-name="ce168"/>
          <table:table-cell table:style-name="ce289"/>
          <table:table-cell table:style-name="ce147"/>
          <table:table-cell table:style-name="ce147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130"/>
          <table:table-cell table:style-name="ce147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acquired</text:p>
          </table:table-cell>
          <table:table-cell table:style-name="ce308"/>
          <table:table-cell table:style-name="ce158"/>
          <table:table-cell table:style-name="ce147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acquir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/>
          <table:table-cell table:style-name="ce159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usd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24000.0" office:value-type="float"/>
          <table:table-cell table:style-name="taxable_event_note_border_default" office:value-type="string">
            <text:p>IN / AIRDROP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4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usd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24000.0" office:value-type="float"/>
          <table:table-cell table:style-name="taxable_event_note_border_default" office:value-type="string">
            <text:p>IN / AIRDROP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Capital Gain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9" table:number-rows-spanned="1">
            <text:p>Crypto Capital Gains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7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sold or disposed of</text:p>
          </table:table-cell>
          <table:table-cell table:style-name="ce149" office:value-type="string" calcext:value-type="string">
            <text:p>Proceeds (sales price)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Sol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sold or disposed of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/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8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usd" office:value="9760.0" office:value-type="float"/>
          <table:table-cell table:style-name="from_lot_note_usd" office:value="88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88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2: 0.80000000 of 1.00000000 B2</text:p>
          </table:table-cell>
          <table:table-cell table:style-name="taxable_event_note_default" office:value-type="string">
            <text:p>1/2: 0.80000000 of 1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usd" office:value="2440.0" office:value-type="float"/>
          <table:table-cell table:style-name="from_lot_note_usd" office:value="2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4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2: 0.20000000 of 2.00000000 B2</text:p>
          </table:table-cell>
          <table:table-cell table:style-name="taxable_event_note_default" office:value-type="string">
            <text:p>2/2: 0.20000000 of 1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usd" office:value="9638.0" office:value-type="float"/>
          <table:table-cell table:style-name="from_lot_note_usd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869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3: 0.79000000 of 1.00000000 B4</text:p>
          </table:table-cell>
          <table:table-cell table:style-name="taxable_event_note_default" office:value-type="string">
            <text:p>1/2: 0.79000000 of 1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usd" office:value="2562.0" office:value-type="float"/>
          <table:table-cell table:style-name="from_lot_note_usd" office:value="25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42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2: 0.21000000 of 2.00000000 B4</text:p>
          </table:table-cell>
          <table:table-cell table:style-name="taxable_event_note_default" office:value-type="string">
            <text:p>2/2: 0.21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222" office:value-type="string" calcext:value-type="string" table:number-columns-spanned="9" table:number-rows-spanned="1">
            <text:p>Crypto Donations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Default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donated</text:p>
          </table:table-cell>
          <table:table-cell table:style-name="ce149" office:value-type="string" calcext:value-type="string">
            <text:p>Proceeds (price at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Donat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donat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 office:value-type="string" calcext:value-type="string">
            <text:p>time of donation)</text:p>
          </table:table-cell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usd" office:value="54197.0" office:value-type="float"/>
          <table:table-cell table:style-name="from_lot_note_usd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758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2: 3.79000000 of 4.00000000 B2</text:p>
          </table:table-cell>
          <table:table-cell table:style-name="taxable_event_note_default" office:value-type="string">
            <text:p>1/1: 3.79000000 of 3.79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usd" office:value="54197.0" office:value-type="float"/>
          <table:table-cell table:style-name="from_lot_note_usd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758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2: 3.79000000 of 4.00000000 B4</text:p>
          </table:table-cell>
          <table:table-cell table:style-name="taxable_event_note_default" office:value-type="string">
            <text:p>1/1: 3.79000000 of 3.79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9" table:number-rows-spanned="1">
            <text:p>Crypto Gifts</text:p>
          </table:table-cell>
          <table:covered-table-cell table:style-name="ce10"/>
          <table:covered-table-cell table:style-name="ce22"/>
          <table:covered-table-cell table:style-name="Default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gifted</text:p>
          </table:table-cell>
          <table:table-cell table:style-name="ce149" office:value-type="string" calcext:value-type="string">
            <text:p>Proceeds (price at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Gift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gift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 office:value-type="string" calcext:value-type="string">
            <text:p>time of gift)</text:p>
          </table:table-cell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8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25560.0" office:value-type="float"/>
          <table:table-cell table:style-name="from_lot_note_usd" office:value="216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6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2/2: 1.80000000 of 2.00000000 B2</text:p>
          </table:table-cell>
          <table:table-cell table:style-name="taxable_event_note_default" office:value-type="string">
            <text:p>1/3: 1.8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42600.0" office:value-type="float"/>
          <table:table-cell table:style-name="from_lot_note_usd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6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3.00000000 of 3.00000000 B2</text:p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2840.0" office:value-type="float"/>
          <table:table-cell table:style-name="from_lot_note_usd" office:value="28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2: 0.20000000 of 4.00000000 B2</text:p>
          </table:table-cell>
          <table:table-cell table:style-name="taxable_event_note_default" office:value-type="string">
            <text:p>3/3: 0.2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25418.0" office:value-type="float"/>
          <table:table-cell table:style-name="from_lot_note_usd" office:value="2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38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2/2: 1.79000000 of 2.00000000 B4</text:p>
          </table:table-cell>
          <table:table-cell table:style-name="taxable_event_note_default" office:value-type="string">
            <text:p>1/3: 1.79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42600.0" office:value-type="float"/>
          <table:table-cell table:style-name="from_lot_note_usd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6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3.00000000 of 3.00000000 B4</text:p>
          </table:table-cell>
          <table:table-cell table:style-name="taxable_event_note_default" office:value-type="string">
            <text:p>2/3: 3.00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2982.0" office:value-type="float"/>
          <table:table-cell table:style-name="from_lot_note_usd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1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2: 0.21000000 of 4.00000000 B4</text:p>
          </table:table-cell>
          <table:table-cell table:style-name="taxable_event_note_default" office:value-type="string">
            <text:p>3/3: 0.21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Hard Forks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default-cell-style-name="ce126"/>
        <table:table-column table:style-name="co28" table:visibility="collapse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Hard Forks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57"/>
          <table:table-cell table:style-name="ce168"/>
          <table:table-cell table:style-name="ce289"/>
          <table:table-cell table:style-name="ce40"/>
          <table:table-cell table:style-name="ce40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22"/>
          <table:table-cell table:style-name="ce40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acquired</text:p>
          </table:table-cell>
          <table:table-cell table:style-name="ce308"/>
          <table:table-cell table:style-name="ce158"/>
          <table:table-cell table:style-name="ce40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acquir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/>
          <table:table-cell table:style-name="ce159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usd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usd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default-cell-style-name="ce126"/>
        <table:table-column table:style-name="co28" table:visibility="collapse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Interest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57"/>
          <table:table-cell table:style-name="ce168"/>
          <table:table-cell table:style-name="ce289"/>
          <table:table-cell table:style-name="ce40"/>
          <table:table-cell table:style-name="ce40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22"/>
          <table:table-cell table:style-name="ce40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earned</text:p>
          </table:table-cell>
          <table:table-cell table:style-name="ce308"/>
          <table:table-cell table:style-name="ce158"/>
          <table:table-cell table:style-name="ce40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earn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/>
          <table:table-cell table:style-name="ce159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2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usd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24000.0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2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Mining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default-cell-style-name="ce126"/>
        <table:table-column table:style-name="co28" table:visibility="collapse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Mining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57"/>
          <table:table-cell table:style-name="ce168"/>
          <table:table-cell table:style-name="ce289"/>
          <table:table-cell table:style-name="ce40"/>
          <table:table-cell table:style-name="ce40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22"/>
          <table:table-cell table:style-name="ce40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earned</text:p>
          </table:table-cell>
          <table:table-cell table:style-name="ce308"/>
          <table:table-cell table:style-name="ce158"/>
          <table:table-cell table:style-name="ce40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earn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/>
          <table:table-cell table:style-name="ce159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usd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000.0" office:value-type="float"/>
          <table:table-cell table:style-name="taxable_event_note_default" office:value-type="string">
            <text:p>IN / MINING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taking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default-cell-style-name="ce126"/>
        <table:table-column table:style-name="co28" table:visibility="collapse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Staking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57"/>
          <table:table-cell table:style-name="ce168"/>
          <table:table-cell table:style-name="ce289"/>
          <table:table-cell table:style-name="ce40"/>
          <table:table-cell table:style-name="ce40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22"/>
          <table:table-cell table:style-name="ce40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earned</text:p>
          </table:table-cell>
          <table:table-cell table:style-name="ce308"/>
          <table:table-cell table:style-name="ce158"/>
          <table:table-cell table:style-name="ce40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earn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/>
          <table:table-cell table:style-name="ce159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3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usd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24000.0" office:value-type="float"/>
          <table:table-cell table:style-name="taxable_event_note_border_default" office:value-type="string">
            <text:p>IN / STAKING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Wages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default-cell-style-name="ce126"/>
        <table:table-column table:style-name="co28" table:visibility="collapse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Wages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57"/>
          <table:table-cell table:style-name="ce168"/>
          <table:table-cell table:style-name="ce289"/>
          <table:table-cell table:style-name="ce40"/>
          <table:table-cell table:style-name="ce40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22"/>
          <table:table-cell table:style-name="ce40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earned</text:p>
          </table:table-cell>
          <table:table-cell table:style-name="ce308"/>
          <table:table-cell table:style-name="ce158"/>
          <table:table-cell table:style-name="ce40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earn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/>
          <table:table-cell table:style-name="ce159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usd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000.0" office:value-type="float"/>
          <table:table-cell table:style-name="taxable_event_note_default" office:value-type="string">
            <text:p>IN / WAGES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usd" style:display-name="from_lot_usd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usd" style:display-name="from_lot_alt_usd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usd" style:display-name="from_lot_border_usd" style:family="table-cell" style:parent-style-name="from_5f_lot_5f_usd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usd" style:display-name="from_lot_alt_border_usd" style:family="table-cell" style:parent-style-name="from_5f_lot_5f_alt_5f_usd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usd" style:display-name="from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usd" style:display-name="from_lot_note_border_usd" style:family="table-cell" style:parent-style-name="from_5f_lot_5f_note_5f_usd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16:33:52.093073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1-10-06T17:32:38.577018</dc:date>
    <meta:editing-duration>P1DT8H44M51S</meta:editing-duration>
    <meta:editing-cycles>93</meta:editing-cycles>
    <meta:generator>http://pypi.python.org/pypi/ezodf/0.1.0$Python3.8.10 (default, Sep 28 2021, 16:10:42) 
[GCC 9.3.0]</meta:generator>
    <meta:document-statistic meta:table-count="13" meta:cell-count="508" meta:object-count="0"/>
  </office:meta>
</office:document-meta>
</file>